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09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4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8" draw:id="id38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9" draw:id="id39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8" draw:start-glue-point="1" draw:end-shape="id39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3T19:03:31.357000000</dc:date>
    <meta:editing-duration>PT6H24M41S</meta:editing-duration>
    <meta:editing-cycles>8</meta:editing-cycles>
    <meta:generator>LibreOffice/5.0.1.2$Windows_x86 LibreOffice_project/81898c9f5c0d43f3473ba111d7b351050be20261</meta:generator>
    <meta:document-statistic meta:object-count="314"/>
  </office:meta>
</office:document-meta>
</file>